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3715a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7da7d8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dc578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ffdaa2" draw:textarea-horizontal-align="justify" draw:textarea-vertical-align="middle" draw:auto-grow-height="false" fo:min-height="4.6cm" fo:min-width="4.35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5cm" draw:marker-end="Arrow" draw:marker-end-width="0.61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465a4" draw:fill="solid" draw:fill-color="#f3715a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5cm" svg:stroke-color="#7da7d8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cm" svg:stroke-color="#f3715a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stroke="none" svg:stroke-color="#000000" draw:fill="none" draw:fill-color="#ffffff" fo:min-height="2.5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daa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3715a"/>
      <style:paragraph-properties fo:text-align="center"/>
    </style:style>
    <style:style style:name="P5" style:family="paragraph">
      <loext:graphic-properties draw:fill="none" draw:fill-color="#ffffff"/>
      <style:text-properties fo:font-size="32pt" fo:font-style="italic" style:font-size-asian="18pt" style:font-size-complex="18pt"/>
    </style:style>
    <style:style style:name="P6" style:family="paragraph">
      <style:text-properties style:text-position="0% 100%"/>
    </style:style>
    <style:style style:name="P7" style:family="paragraph">
      <loext:graphic-properties draw:fill="none" draw:fill-color="#ffffff"/>
      <style:text-properties fo:color="#5e8ac7" style:text-position="0% 100%" fo:font-size="24pt" fo:font-style="italic" fo:background-color="#7da7d8" style:font-size-asian="18pt" style:font-size-complex="18pt"/>
    </style:style>
    <style:style style:name="P8" style:family="paragraph">
      <loext:graphic-properties draw:fill="none" draw:fill-color="#ffffff"/>
      <style:text-properties fo:color="#f3715a" style:text-position="0% 100%" fo:font-size="24pt" fo:font-style="italic" fo:background-color="#7da7d8" style:font-size-asian="18pt" style:font-size-complex="18pt"/>
    </style:style>
    <style:style style:name="P9" style:family="paragraph">
      <loext:graphic-properties draw:fill="none" draw:fill-color="#ffffff"/>
      <style:text-properties fo:color="#fdb94d" fo:font-size="24pt" fo:font-style="italic" fo:background-color="#7da7d8" style:font-size-asian="18pt" style:font-size-complex="18pt"/>
    </style:style>
    <style:style style:name="T1" style:family="text">
      <style:text-properties fo:font-size="32pt" fo:font-style="italic" style:font-size-asian="18pt" style:font-size-complex="18pt"/>
    </style:style>
    <style:style style:name="T2" style:family="text">
      <style:text-properties fo:color="#5e8ac7" style:text-position="0% 100%" fo:font-size="24pt" fo:font-style="italic" style:font-size-asian="18pt" style:font-size-complex="18pt"/>
    </style:style>
    <style:style style:name="T3" style:family="text">
      <style:text-properties fo:color="#5e8ac7" style:text-position="-33% 58%" fo:font-size="24pt" fo:font-style="italic" style:font-size-asian="18pt" style:font-size-complex="18pt"/>
    </style:style>
    <style:style style:name="T4" style:family="text">
      <style:text-properties fo:color="#f3715a" style:text-position="0% 100%" fo:font-size="24pt" fo:font-style="italic" style:font-size-asian="18pt" style:font-size-complex="18pt"/>
    </style:style>
    <style:style style:name="T5" style:family="text">
      <style:text-properties fo:color="#f3715a" style:text-position="-33% 58%" fo:font-size="24pt" fo:font-style="italic" style:font-size-asian="18pt" style:font-size-complex="18pt"/>
    </style:style>
    <style:style style:name="T6" style:family="text">
      <style:text-properties fo:color="#fdb94d" fo:font-size="24pt" fo:font-style="italic" style:font-size-asian="18pt" style:font-size-complex="18pt"/>
    </style:style>
    <style:style style:name="T7" style:family="text">
      <style:text-properties fo:color="#fdb94d" style:text-position="-33% 58%" fo:font-size="2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8cm" svg:y1="9.5cm" svg:x2="18cm" svg:y2="11cm">
          <text:p/>
        </draw:line>
        <draw:line draw:style-name="gr2" draw:text-style-name="P1" draw:layer="layout" svg:x1="19.3cm" svg:y1="7.2cm" svg:x2="19.3cm" svg:y2="9cm">
          <text:p/>
        </draw:line>
        <draw:line draw:style-name="gr2" draw:text-style-name="P1" draw:layer="layout" svg:x1="19.3cm" svg:y1="7.2cm" svg:x2="15cm" svg:y2="7.2cm">
          <text:p/>
        </draw:line>
        <draw:line draw:style-name="gr1" draw:text-style-name="P1" draw:layer="layout" svg:x1="15cm" svg:y1="9.5cm" svg:x2="18cm" svg:y2="9.5cm">
          <text:p/>
        </draw:line>
        <draw:line draw:style-name="gr3" draw:text-style-name="P1" draw:layer="layout" svg:x1="15cm" svg:y1="12.5cm" svg:x2="23cm" svg:y2="12.5cm">
          <text:p/>
        </draw:line>
        <draw:custom-shape draw:style-name="gr4" draw:text-style-name="P2" draw:layer="layout" svg:width="7cm" svg:height="7cm" svg:x="4.9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cm" svg:y1="14cm" svg:x2="15cm" svg:y2="6cm">
          <text:p/>
        </draw:line>
        <draw:line draw:style-name="gr6" draw:text-style-name="P1" draw:layer="layout" svg:x1="15cm" svg:y1="11cm" svg:x2="27cm" svg:y2="11cm">
          <text:p/>
        </draw:line>
        <draw:custom-shape draw:style-name="gr7" draw:text-style-name="P3" draw:layer="layout" svg:width="0.3cm" svg:height="0.3cm" svg:x="8.031cm" svg:y="9.1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7.631cm" svg:y="9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7.831cm" svg:y="9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7.631cm" svg:y="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31cm" svg:y="9.6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031cm" svg:y="9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31cm" svg:y="9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231cm" svg:y="9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031cm" svg:y="9.5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231cm" svg:y="9.3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231cm" svg:y="9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431cm" svg:y="9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031cm" svg:y="9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7.831cm" svg:y="10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031cm" svg:y="10.1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231cm" svg:y="9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7.831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031cm" svg:y="8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331cm" svg:y="8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331cm" svg:y="8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531cm" svg:y="8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531cm" svg:y="9.3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431cm" svg:y="9.5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631cm" svg:y="9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831cm" svg:y="9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731cm" svg:y="9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131cm" svg:y="8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31cm" svg:y="9.2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031cm" svg:y="9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431cm" svg:y="9.7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331cm" svg:y="9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731cm" svg:y="9.7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931cm" svg:y="9.5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031cm" svg:y="9.1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831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531cm" svg:y="8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531cm" svg:y="9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231cm" svg:y="10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331cm" svg:y="8.6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31cm" svg:y="8.7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431cm" svg:y="10.1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931cm" svg:y="9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731cm" svg:y="9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531cm" svg:y="9.4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631cm" svg:y="9.3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731cm" svg:y="8.7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631cm" svg:y="9.8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631cm" svg:y="8.9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031cm" svg:y="8.6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631cm" svg:y="10.0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031cm" svg:y="9.3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731cm" svg:y="10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031cm" svg:y="9.5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7.531cm" svg:y="9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231cm" svg:y="10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3cm" svg:y1="14cm" svg:x2="23cm" svg:y2="6cm">
          <text:p/>
        </draw:line>
        <draw:line draw:style-name="gr10" draw:text-style-name="P1" draw:layer="layout" svg:x1="23cm" svg:y1="7.2cm" svg:x2="19.3cm" svg:y2="7.2cm">
          <text:p/>
        </draw:line>
        <draw:line draw:style-name="gr11" draw:text-style-name="P1" draw:layer="layout" svg:x1="18.1cm" svg:y1="9.5cm" svg:x2="23cm" svg:y2="9.5cm">
          <text:p/>
        </draw:line>
        <draw:frame draw:style-name="gr12" draw:text-style-name="P5" draw:layer="layout" svg:width="1.9cm" svg:height="1.7cm" svg:x="26.4cm" svg:y="11.1cm">
          <draw:text-box>
            <text:p><text:span text:style-name="T1">r</text:span></text:p>
          </draw:text-box>
        </draw:frame>
        <draw:frame draw:style-name="gr13" draw:text-style-name="P5" draw:layer="layout" svg:width="2.3cm" svg:height="2.765cm" svg:x="15.3cm" svg:y="4.935cm">
          <draw:text-box>
            <text:p><text:span text:style-name="T1">n</text:span></text:p>
          </draw:text-box>
        </draw:frame>
        <draw:frame draw:style-name="gr13" draw:text-style-name="P7" draw:layer="layout" svg:width="2.3cm" svg:height="2.765cm" svg:x="23.1cm" svg:y="6.5cm">
          <draw:text-box>
            <text:p text:style-name="P6"><text:span text:style-name="T2">n</text:span><text:span text:style-name="T3">n</text:span></text:p>
          </draw:text-box>
        </draw:frame>
        <draw:frame draw:style-name="gr13" draw:text-style-name="P8" draw:layer="layout" svg:width="2.3cm" svg:height="2.765cm" svg:x="23.1cm" svg:y="9cm">
          <draw:text-box>
            <text:p text:style-name="P6"><text:span text:style-name="T4">n</text:span><text:span text:style-name="T5">p</text:span></text:p>
          </draw:text-box>
        </draw:frame>
        <draw:frame draw:style-name="gr13" draw:text-style-name="P9" draw:layer="layout" svg:width="2.3cm" svg:height="2.765cm" svg:x="23.1cm" svg:y="11.835cm">
          <draw:text-box>
            <text:p><text:span text:style-name="T6">n</text:span><text:span text:style-name="T7">e</text:span></text:p>
          </draw:text-box>
        </draw:frame>
        <draw:line draw:style-name="gr2" draw:text-style-name="P1" draw:layer="layout" svg:x1="23cm" svg:y1="9cm" svg:x2="19.3cm" svg:y2="9cm">
          <text:p/>
        </draw:line>
        <draw:frame draw:style-name="gr13" draw:text-style-name="P7" draw:layer="layout" svg:width="2.3cm" svg:height="2.765cm" svg:x="23.1cm" svg:y="8.2cm">
          <draw:text-box>
            <text:p text:style-name="P6"><text:span text:style-name="T2">n</text:span><text:span text:style-name="T3">g</text:span></text:p>
          </draw:text-box>
        </draw:frame>
        <draw:custom-shape draw:style-name="gr7" draw:text-style-name="P3" draw:layer="layout" svg:width="0.3cm" svg:height="0.3cm" svg:x="8.3cm" svg:y="10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7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5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5cm" svg:y="10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1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2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8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1cm" svg:y="11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9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2cm" svg:y="11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2cm" svg:y="12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9cm" svg:y="1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5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2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7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2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4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9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cm" svg:y="9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6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3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7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9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6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4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7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2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2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1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8cm" svg:y="11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5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5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6cm" svg:y="11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2cm" svg:y="10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4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8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9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8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2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1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8cm" svg:y="12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9cm" svg:y="11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4cm" svg:y="11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3cm" svg:y="12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3cm" svg:y="1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6cm" svg:y="1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1cm" svg:y="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7cm" svg:y="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4cm" svg:y="11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5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cm" svg:y="10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5cm" svg:y="10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cm" svg:y="10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7cm" svg:y="11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9cm" svg:y="11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7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8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9cm" svg:y="10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7cm" svg:y="9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2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9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3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2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9cm" svg:y="9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5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3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2cm" svg:y="9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2cm" svg:y="9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2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2cm" svg:y="10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3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3cm" svg:y="9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4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9cm" svg:y="7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2cm" svg:y="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9cm" svg:y="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6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5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cm" svg:y="7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3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1cm" svg:y="9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6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4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9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3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6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9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7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4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9cm" svg:y="8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8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7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9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1cm" svg:y="10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2cm" svg:y="10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3cm" svg:y="10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9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6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6cm" svg:y="11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1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9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3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1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8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7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1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7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2cm" svg:y="11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9cm" svg:y="11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1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3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5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9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1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7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5cm" svg:y="8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9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2cm" svg:y="9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1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4cm" svg:y="9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9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9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6cm" svg:y="7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9cm" svg:y="7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8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2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3cm" svg:y="10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4cm" svg:y="11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cm" svg:y="11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7cm" svg:y="11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3cm" svg:y="11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6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3cm" svg:y="11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2cm" svg:y="12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7cm" svg:y="11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5cm" svg:y="1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3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1cm" svg:y="12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7cm" svg:y="12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2cm" svg:y="1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9cm" svg:y="12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7cm" svg:y="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6cm" svg:y="11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4cm" svg:y="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5cm" svg:y="1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cm" svg:y="12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1cm" svg:y="1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6cm" svg:y="1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3cm" svg:y="12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6cm" svg:y="12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cm" svg:y="12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5cm" svg:y="12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8cm" svg:y="12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1cm" svg:y="11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9cm" svg:y="10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3cm" svg:y="10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6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601cm" svg:y="10.9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9cm" svg:y="10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2cm" svg:y="10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1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1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7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5cm" svg:y="9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2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4cm" svg:y="10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1cm" svg:y="10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001cm" svg:y="8.9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9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5cm" svg:y="8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6cm" svg:y="7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3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7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1.2cm" svg:y="8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3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5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3cm" svg:y="10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6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cm" svg:y="9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5cm" svg:y="11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8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8cm" svg:y="11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3cm" svg:y="11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9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3cm" svg:y="12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2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6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9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3cm" svg:y="9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2cm" svg:y="10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5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3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9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3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1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5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4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3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1cm" svg:y="7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5cm" svg:y="6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7cm" svg:y="7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6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.4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6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7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5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3cm" svg:y="6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1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7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5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2cm" svg:y="6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cm" svg:y="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7.1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3cm" svg:y="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.3cm" svg:y="7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10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7cm" svg:y="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9.3cm" svg:y="6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9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cm" svg:height="0.3cm" svg:x="8.3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11:06:05.818706289</meta:creation-date>
    <dc:date>2020-01-22T15:35:12.624754664</dc:date>
    <meta:editing-duration>PT1H7M6S</meta:editing-duration>
    <meta:editing-cycles>5</meta:editing-cycles>
    <meta:generator>LibreOffice/6.0.7.3$Linux_X86_64 LibreOffice_project/00m0$Build-3</meta:generator>
    <meta:document-statistic meta:object-count="313"/>
  </office:meta>
</office:document-meta>
</file>